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</office:font-face-decls>
  <office:automatic-styles>
    <style:style style:name="P1" style:parent-style-name="Tittel" style:master-page-name="MP0" style:family="paragraph">
      <style:paragraph-properties fo:break-before="page"/>
    </style:style>
    <style:style style:name="P2" style:parent-style-name="Titte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T7" style:parent-style-name="Standardskriftforavsnit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Beskrivelse<text:s/></text:p>
      <text:p text:style-name="Normal"/>
      <text:p text:style-name="P2">En App for studenter som vil finne en partner eller gruppe å jobbe sammen med; prosjekter, øvinger og Eksamens lesing.<text:s/></text:p>
      <text:p text:style-name="Normal"/>
      <text:p text:style-name="Tittel">Appen skal ha følgende funksjoner:</text:p>
      <text:p text:style-name="P3"/>
      <text:p text:style-name="P4">1. Mulighet for å legge til NTNU fagemner</text:p>
      <text:p text:style-name="P5">2. Søke etter gruppe eller en person<text:s/></text:p>
      <text:p text:style-name="P6">3. Sende hverandre melding<text:s/></text:p>
      <text:p text:style-name="Normal"><text:span text:style-name="T7">4. Link til booking av rom og til 1024 timepl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Tittel" style:display-name="Tittel" style:family="paragraph" style:parent-style-name="Normal" style:next-style-name="Normal">
      <style:paragraph-properties fo:margin-bottom="0in" fo:line-height="100%"/>
      <style:text-properties style:font-name="Calibri Light" style:font-name-asian="PMingLiU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PMingLiU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us</meta:initial-creator>
    <dc:creator>mahus</dc:creator>
    <meta:creation-date>2016-01-17T14:48:00Z</meta:creation-date>
    <dc:date>2016-01-18T12:02:00Z</dc:date>
    <meta:template xlink:href="Normal" xlink:type="simple"/>
    <meta:editing-cycles>1</meta:editing-cycles>
    <meta:editing-duration>PT15900S</meta:editing-duration>
    <meta:document-statistic meta:page-count="1" meta:paragraph-count="1" meta:word-count="51" meta:character-count="326" meta:row-count="2" meta:non-whitespace-character-count="276"/>
  </office:meta>
</office:document-meta>
</file>